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4" style:family="paragraph" style:parent-style-name="Standard">
      <style:paragraph-properties fo:line-height="150%" fo:text-align="justify" style:justify-single-word="false"/>
      <style:text-properties fo:font-size="14pt" style:font-size-asian="14pt" style:font-size-complex="14pt"/>
    </style:style>
    <style:style style:name="P5" style:family="paragraph" style:parent-style-name="Standard">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P8"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cm" fo:margin-right="0cm" fo:line-height="150%" fo:text-align="justify" style:justify-single-word="false" fo:text-indent="1cm"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line-height="150%" fo:text-align="justify" style:justify-single-word="false" fo:text-indent="1cm" style:auto-text-indent="false"/>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en" fo:country="US" style:font-size-asian="14pt" style:font-size-complex="14pt"/>
    </style:style>
    <style:style style:name="P13" style:family="paragraph" style:parent-style-name="Standard">
      <style:paragraph-properties fo:margin-left="0cm" fo:margin-right="0cm" fo:line-height="150%" fo:text-align="justify" style:justify-single-word="false" fo:text-indent="0cm" style:auto-text-indent="fals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cm" fo:margin-right="0cm" fo:line-height="150%" fo:text-align="end" style:justify-single-word="false" fo:text-indent="0cm" style:auto-text-indent="false"/>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1">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1" style:family="paragraph" style:parent-style-name="Header">
      <style:paragraph-properties fo:text-align="end" style:justify-single-word="false"/>
    </style:style>
    <style:style style:name="T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style:font-name="Times New Roman" fo:font-size="14pt" fo:language="uk" fo:country="UA" fo:font-style="normal" style:text-underline-style="none" style:font-size-asian="14pt" style:font-style-asian="normal" style:font-size-complex="14pt" style:font-style-complex="normal"/>
    </style:style>
    <style:style style:name="T4" style:family="text">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6" style:family="text">
      <style:text-properties fo:language="uk" fo:country="UA"/>
    </style:style>
    <style:style style:name="T7" style:family="text">
      <style:text-properties fo:language="uk" fo:country="UA" fo:font-weight="bold" style:font-weight-asian="bold" style:font-weight-complex="bold"/>
    </style:style>
    <style:style style:name="T8" style:family="text">
      <style:text-properties fo:language="uk" fo:country="UA"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ff" style:font-name="Times New Roman"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ff" style:font-name="Times New Roman" fo:font-size="14pt" fo:letter-spacing="normal" fo:language="uk" fo:country="UA" fo:font-style="normal" style:text-underline-style="none" style:font-size-asian="14pt" style:font-style-asian="normal" style:font-size-complex="14pt" style:font-style-complex="normal"/>
    </style:style>
    <style:style style:name="T11" style:family="text">
      <style:text-properties fo:font-variant="small-cap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small-caps" fo:language="uk" fo:country="UA"/>
    </style:style>
    <style:style style:name="T13" style:family="text">
      <style:text-properties fo:font-weight="bold" style:font-weight-asian="bold" style:font-weight-complex="bold"/>
    </style:style>
    <style:style style:name="T14" style:family="text">
      <style:text-properties fo:font-size="14pt" style:font-size-asian="14pt" style:font-size-complex="14pt"/>
    </style:style>
    <style:style style:name="T15"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Вступ</text:p>
      <text:p text:style-name="P16"/>
      <text:p text:style-name="P16">Той, хто продукує оказіоналізм-новацію,<text:tab/><text:tab/><text:tab/></text:p>
      <text:p text:style-name="P16">свідомо деформує норму і відчуває при цьому<text:tab/><text:tab/></text:p>
      <text:p text:style-name="P16">естетичне задоволення від своїх мовотворчих<text:tab/><text:tab/></text:p>
      <text:p text:style-name="P16">здібностей, а той, хто сприймає, дивується<text:tab/><text:tab/></text:p>
      <text:p text:style-name="P16">хистові автора і &lt;…&gt; дістає естетичне<text:tab/><text:tab/></text:p>
      <text:p text:style-name="P16">задоволення від співучасті в акті творчості, від<text:tab/></text:p>
      <text:p text:style-name="P16">розуміння своєї підготовленості до цього акту.<text:tab/></text:p>
      <text:p text:style-name="P16">В.Чабаненко</text:p>
      <text:p text:style-name="P11"/>
      <text:p text:style-name="P11">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p>
      <text:p text:style-name="P12"><text:span text:style-name="T15">[</text:span><text:span text:style-name="T8">Колоїз Ж. В.Українська оказіональна деривація: Монографія. — Київ: Акцент, 2007. — С. 5</text:span><text:span text:style-name="T15">]</text:span></text:p>
      <text:p text:style-name="P17">Кінець ХХ століття, за влучним висловом О. Земської, називають “віком оказіоналізмів” [Земская 1996 – Земская Е.А. Активные процессы современного словопроизводства // Русский язык конца ХХ столетия (1985-1995). – М.: Языки русской культуры, 1996. – С. 128],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p>
      <text:p text:style-name="P12"><text:span text:style-name="T15">[</text:span><text:span text:style-name="T8">Колоїз Ж. В. Українська оказіональна деривація: Монографія. — Київ: Акцент, 2007. — С. 8</text:span><text:span text:style-name="T15">]</text:span></text:p>
      <text:p text:style-name="P12"><text:soft-page-break/><text:span text:style-name="T15">„Оказіональність – це мовленнєва реалізація можливостей мовної системи, що </text:span><text:span text:style-name="T15">суперечить традиції та нормі вживання”, „мовленнєвий вияв усього того, що могло б бути у мові, але чого насправді немає в усезагальному вжитку”. [Лыков А. Г. Современная русская лексикология (русское окказиональное слово). </text:span><text:span text:style-name="T8">—</text:span><text:span text:style-name="T15"> М.: Высшая школа, 1976. </text:span><text:span text:style-name="T8">—</text:span><text:span text:style-name="T15"> </text:span><text:span text:style-name="T8">С</text:span><text:span text:style-name="T15">. 78] О. Ликов 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 [Лыков А.Г. Современная русская лексикология (русское окказиональное слово). </text:span><text:span text:style-name="T8">—</text:span><text:span text:style-name="T15"> М.: Высшая школа, 1976. </text:span><text:span text:style-name="T8">—</text:span><text:span text:style-name="T15"> </text:span><text:span text:style-name="T8">С</text:span><text:span text:style-name="T15">. 78].</text:span></text:p>
      <text:p text:style-name="P17">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P6"><text:span text:style-name="T2">Т</text:span><text:span text:style-name="T4">ермін „неологія” використову</text:span><text:span text:style-name="T2">ється</text:span><text:span text:style-name="T4">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 [</text:span><text:span text:style-name="T2">Українська мова: Енциклопедія. — К.: Українська енциклопедія, 2000. — С. </text:span><text:span text:style-name="T4">377]</text:span></text:p>
      <text:p text:style-name="P17">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P13"><text:span text:style-name="T4">У перекладі з грецької неологізм у буквальному витлумаченні означає „нове слово” і саме через слово (лише через слово) пояснюється в багатьох теоретичних </text:span><text:soft-page-break/><text:span text:style-name="T4">розвідках. „Неологізми – це слова, які з’явилися в мові як певні значущі одиниці, але ще не увійшли до активного словникового запасу”. [Шанский Н. М. </text:span><text:span text:style-name="T4">Неологизмы // Лексикология современного русского языка: Пособие для студентов пед. ин-тов. – М.: Просвещение, 1964. – С. 156]. До розряду неологізмів 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 [Сучасна українська літературна мова: Лексика і фразеологія / За заг. ред. І. К. Білодіда. – К.: Наукова думка, 1973. – </text:span><text:span text:style-name="T2">С</text:span><text:span text:style-name="T4">. 243]. Термінологічне сполучення „лексичний неологізм” [Фомина М. И. Новые слова и их типы // Современный русский язык: Лексикология. – М.: Высшая школа, 1990. – С. 290]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 [Сучасна українська літературна мова: Лексика і фразеологія / За заг. ред. І. К. Білодіда. – К.: Наукова думка, 1973. – </text:span><text:span text:style-name="T2">С</text:span><text:span text:style-name="T4">. 243].</text:span></text:p>
      <text:p text:style-name="P11">...</text:p>
      <text:p text:style-name="P13"><text:span text:style-name="T2">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2">"Караюсь, мучусь, але не каюсь"</text:span></text:span><text:span text:style-name="T2">. Людина, яка говорила правду. </text:span><text:span text:style-name="T1">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P1"><text:soft-page-break/>Перша полотняна сорочка з кишенькою, перша свитка, у якій ходив до школи, перший біль - співчуття, коли на його очах сусід-татарин зарізав лошака. "Я плакав <text:span text:style-name="T6">—</text:span> так було шкода", а коли сусід хотів нагодувати кониною, "ревма ревів, аби не присилував до такого гріха".</text:p>
      <text:p text:style-name="P1">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text:span text:style-name="T6">—</text:span> Сковороди, Шевченка, Довженка та багатьох інших поборників правди і свободи.</text:p>
      <text:p text:style-name="P1">"Воля <text:span text:style-name="T6">—</text:span> найвище в світі, чого потребує людина, й Мойсей жорстоко карав слюнтяїв, які тужили за рабськими глечиками", <text:span text:style-name="T6">—</text:span> говорив Василь Стус.</text:p>
      <text:p text:style-name="P1"/>
      <text:p text:style-name="P2"><text:span text:style-name="Emphasis"><text:span text:style-name="T1">...Сто чорних тіней довжаться, ростуть </text:span></text:span></text:p>
      <text:p text:style-name="P2"><text:span text:style-name="Emphasis"><text:span text:style-name="T1">І вже, як ліс соснової малечі,</text:span></text:span></text:p>
      <text:p text:style-name="P2"><text:span text:style-name="Emphasis"><text:span text:style-name="T1">Устріч рушають. Вдатися до втечі,</text:span></text:span></text:p>
      <text:p text:style-name="P2"><text:span text:style-name="Emphasis"><text:span text:style-name="T1">Стежину власну, ніби дріт згорнуть?</text:span></text:span></text:p>
      <text:p text:style-name="P2"><text:span text:style-name="Emphasis"><text:span text:style-name="T1">Ні. Вистояти. Вистояти. Ні </text:span></text:span><text:span text:style-name="Emphasis"><text:span text:style-name="T2">—</text:span></text:span></text:p>
      <text:p text:style-name="P2"><text:soft-page-break/><text:span text:style-name="Emphasis"><text:span text:style-name="T1">Стояти. Тільки тут, у цьому полі,</text:span></text:span></text:p>
      <text:p text:style-name="P2"><text:span text:style-name="Emphasis"><text:span text:style-name="T1">Що наче льон, і власної неволі</text:span></text:span></text:p>
      <text:p text:style-name="P2"><text:span text:style-name="Emphasis"><text:span text:style-name="T1">Спізнати тут на рідній чужині.</text:span></text:span></text:p>
      <text:p text:style-name="P1">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2"><text:span text:style-name="Emphasis"><text:span text:style-name="T1">"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text:span></text:span></text:p>
      <text:p text:style-name="P2"><text:span text:style-name="T1">Другим документом визначальної ваги було "Двоє слів читачеві" </text:span><text:span text:style-name="T2">—</text:span><text:span text:style-name="T1"> передмова до збірки поезій "Зимові дерева". Ця збірка </text:span><text:span text:style-name="T2">—</text:span><text:span text:style-name="T1">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 </text:span><text:span text:style-name="T2">[</text:span><text:a xlink:type="simple" xlink:href="http://blog.i.ua/community/3252/752359/"><text:span text:style-name="T1">Документальна трилогія "Просвітлої дороги свічка чорна". Пам’яті Василя Стуса.</text:span></text:a><text:span text:style-name="T2">]</text:span></text:p>
      <text:p text:style-name="P8"><text:soft-page-break/>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P10"><text:span text:style-name="T2">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span text:style-name="T14">„</text:span></text:a><text:a xlink:type="simple" xlink:href="http://stus.kiev.ua/Slovnyk.files/Peredmova.zip"><text:span text:style-name="T14">Словник поетичної мови Василя Стуса” (Рідковживані слова та </text:span></text:a><text:a xlink:type="simple" xlink:href="http://stus.kiev.ua/Slovnyk.files/Peredmova.zip"><text:span text:style-name="T14">індивідуально-авторські новотвори). Укладач Л.В.Оліфіренко. Київ, Абрис, 2003 рік.</text:span></text:a><text:span text:style-name="T2">]</text:span></text:p>
      <text:p text:style-name="P10"><text:span text:style-name="T2">Поетична творчість В.Стуса під час «тривання на межі» ознаменувалась невольничою збіркою «Палімпсести». [</text:span><text:a xlink:type="simple" xlink:href="http://stus.kiev.ua/stusoznavstvo.files/11%20Rar1.zip"><text:span text:style-name="T14">Олег Рарицький. „Палімпсести” Василя </text:span></text:a><text:a xlink:type="simple" xlink:href="http://stus.kiev.ua/stusoznavstvo.files/11%20Rar1.zip"><text:span text:style-name="T14">Стуса – </text:span></text:a><text:a xlink:type="simple" xlink:href="http://stus.kiev.ua/stusoznavstvo.files/11%20Rar1.zip"><text:span text:style-name="T14">духовна домінанта.</text:span></text:a><text:span text:style-name="T9">]</text:span></text:p>
      <text:p text:style-name="P10"><text:span text:style-name="T2">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11"> </text:span><text:span text:style-name="T2">визначення, що зближувало його творче самовираження з тим давнім, забутим, історично зумовленим способом фіксування нового змісту? [</text:span><text:a xlink:type="simple" xlink:href="http://stus.kiev.ua/stusoznavstvo.files/7%20Kotsjubynska6.zip"><text:span text:style-name="T14">Михайлина Коцюбинська. „Новітні палімпсести”</text:span></text:a><text:span text:style-name="T9">]</text:span></text:p>
      <text:p text:style-name="P11"><text:soft-page-break/>Михайлина Коцюбинська вбачає в цьому кілька асоціацій ідей, що накладаються одна на одну, творячи багатозначний образ.</text:p>
      <text:p text:style-name="P8">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9"><text:span text:style-name="T6">У поезії Стуса весь час нашаровуються різні стани душі, які на перший </text:span><text:span text:style-name="T6">погляд</text:span><text:span text:style-name="T12"> </text:span><text:span text:style-name="T6">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0"><text:span text:style-name="T2">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a xlink:type="simple" xlink:href="http://stus.kiev.ua/stusoznavstvo.files/7%20Kotsjubynska6.zip"><text:span text:style-name="T14">Михайлина Коцюбинська. „Новітні палімпсести”</text:span></text:a><text:span text:style-name="T9">]</text:span></text:p>
      <text:p text:style-name="P10"><text:span text:style-name="T2">Починаючи підготовку "Палімпсестів", що складають дві книги третього тому видання[Твори : У 4т., 6 кн. / НАН України. Ін-ту літератури ім. і. Г. Шевченка. Відділ рукописних фондів і текстології. Львів: Вид. Спілка „Просвіта”, 1994.], </text:span><text:soft-page-break/><text:span text:style-name="T2">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a xlink:type="simple" xlink:href="http://stus.kiev.ua/stusoznavstvo.files/7%20D.Stus2.zip"><text:span text:style-name="T14">Дмитро Стус. „ПАЛІМПСЕСТИ Василя Стуса”</text:span></text:a><text:span text:style-name="T9">]</text:span></text:p>
      <text:p text:style-name="P10"><text:span text:style-name="T2">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text:span><text:a xlink:type="simple" xlink:href="http://stus.kiev.ua/stusoznavstvo.files/R%20Shum.zip"><text:span text:style-name="T14">Аріядна Шум. „Поезія Василя Стуса”</text:span></text:a><text:span text:style-name="T9">]</text:span></text:p>
      <text:p text:style-name="P10"><text:span text:style-name="T2">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a xlink:type="simple" xlink:href="http://stus.kiev.ua/stusoznavstvo.files/7%20D.Stus2.zip"><text:span text:style-name="T14">Дмитро Стус. „ПАЛІМПСЕСТИ Василя Стуса”</text:span></text:a><text:span text:style-name="T9">]</text:span></text:p>
      <text:p text:style-name="P7"><text:span text:style-name="T3">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a xlink:type="simple" xlink:href="http://stus.kiev.ua/stusoznavstvo.files/7%20D.Stus2.zip"><text:span text:style-name="T14">Дмитро Стус. „ПАЛІМПСЕСТИ Василя Стуса”</text:span></text:a><text:span text:style-name="T10">]</text:span></text:p>
      <text:p text:style-name="P3">Саме цим пояснюється <text:span text:style-name="T13">актуальність </text:span>роботи.</text:p>
      <text:p text:style-name="P3">Актуальність дослідження індивідуальних новотворів засвідчує також ряд <text:soft-page-break/>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Гончара” Л. Пашко (1994 р.), „Індивідуально-авторські неологізми (оказіоналізми) в сучасній поезії (60-90 роки)” В.Герман (1999 р.), „Оказіоналізми у творчості Павла Загребельного: структурно-семантичний і стилістичний аспекти” Т.Юрченко (2003 р.).</text:p>
      <text:p text:style-name="P3"/>
      <text:p text:style-name="P4"><text:span text:style-name="T13">Тема дослідження</text:span> <text:span text:style-name="T5">— індивідуально-авторські новотвори у збірці В. Стуса </text:span><text:span text:style-name="T5">“Палімпсести”.</text:span></text:p>
      <text:p text:style-name="P4"/>
      <text:p text:style-name="P4"><text:span text:style-name="T13">Метою </text:span><text:span text:style-name="T7">роботи </text:span>є <text:span text:style-name="T6">дослідження індивідуально-авторських новотворів і аналіз отриманих результатів.</text:span></text:p>
      <text:p text:style-name="P4"/>
      <text:p text:style-name="P4"><text:span text:style-name="T13">Об'єктом дослідження</text:span> в роботі виступа<text:span text:style-name="T6">є збірка В. Стуса “Палімпсести”.</text:span></text:p>
      <text:p text:style-name="P4"/>
      <text:p text:style-name="P4"><text:span text:style-name="T13">Предметом дослідження</text:span> є <text:span text:style-name="T6">індивідуально-авторські новотвори, знайдені у збірці В. Стуса “Палімпсести”.</text:span></text:p>
      <text:p text:style-name="P4"/>
      <text:p text:style-name="P19">Завдання дипломної роботи:</text:p>
      <text:list xml:id="list27189372" text:style-name="L1">
        <text:list-item>
          <text:p text:style-name="P20">...</text:p>
        </text:list-item>
        <text:list-item>
          <text:p text:style-name="P20">...</text:p>
        </text:list-item>
        <text:list-item>
          <text:p text:style-name="P20">...</text:p>
        </text:list-item>
      </text:list>
      <text:p text:style-name="P5"/>
      <text:p text:style-name="P4">Дослідження <text:span text:style-name="T6">проводилося</text:span> на матеріалах наукових праць <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Звичайний_20__28_веб_29_" style:display-name="Звичайний (веб)" style:family="paragraph" style:parent-style-name="Standard">
      <style:paragraph-properties fo:margin="100%" fo:margin-left="0cm" fo:margin-right="0cm" fo:margin-top="0.494cm" fo:margin-bottom="0.494cm" fo:text-indent="0.52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03-01-01T07:16:15.82</dc:date>
    <meta:editing-duration>PT7H21M4S</meta:editing-duration>
    <meta:editing-cycles>30</meta:editing-cycles>
    <meta:generator>LibreOffice/3.5$Windows_x86 LibreOffice_project/dc9775d-05ecbee-0851ad3-1586698-727bf66</meta:generator>
    <meta:document-statistic meta:table-count="0" meta:image-count="0" meta:object-count="0" meta:page-count="9" meta:paragraph-count="60" meta:word-count="1990" meta:character-count="14596" meta:non-whitespace-character-count="12654"/>
  </office:meta>
</office:document-meta>
</file>